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000000" style:font-name="Arial"/>
    </style:style>
    <style:style style:name="P2" style:family="paragraph" style:parent-style-name="Standard">
      <style:text-properties fo:color="#000000" style:font-name="Arial" fo:language="es" fo:country="VE"/>
    </style:style>
    <style:style style:name="P3" style:family="paragraph" style:parent-style-name="Standard">
      <style:text-properties fo:color="#000000" style:font-name="Arial" fo:font-size="14pt" fo:language="es" fo:country="VE"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color="#000000" style:font-name="Arial" fo:font-size="14pt" fo:language="es" fo:country="VE"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5" style:family="paragraph" style:parent-style-name="Standard">
      <style:text-properties fo:color="#000000" style:font-name="Arial"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6" style:family="paragraph" style:parent-style-name="Standard">
      <style:paragraph-properties fo:text-align="center" style:justify-single-word="false"/>
      <style:text-properties fo:color="#000000" style:font-name="Arial"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7" style:family="paragraph" style:parent-style-name="Text_20_body">
      <style:text-properties fo:color="#000000" style:font-name="Arial"/>
    </style:style>
    <style:style style:name="P8" style:family="paragraph" style:parent-style-name="Text_20_body">
      <style:text-properties fo:color="#000000" style:font-name="Arial" fo:language="es" fo:country="VE"/>
    </style:style>
    <style:style style:name="P9" style:family="paragraph" style:parent-style-name="Text_20_body">
      <style:paragraph-properties fo:margin-top="0in" fo:margin-bottom="0in" style:contextual-spacing="false"/>
      <style:text-properties fo:color="#000000" style:font-name="Arial" fo:language="es" fo:country="VE"/>
    </style:style>
    <style:style style:name="P10" style:family="paragraph" style:parent-style-name="Text_20_body">
      <style:paragraph-properties fo:margin-left="0.2602in" fo:margin-right="0in" fo:margin-top="0in" fo:margin-bottom="0in" style:contextual-spacing="false" fo:text-indent="0in" style:auto-text-indent="false">
        <style:tab-stops/>
      </style:paragraph-properties>
      <style:text-properties fo:color="#000000" style:font-name="Arial" fo:language="es" fo:country="VE"/>
    </style:style>
    <style:style style:name="P11" style:family="paragraph" style:parent-style-name="Text_20_body">
      <style:paragraph-properties fo:margin-left="0.2602in" fo:margin-right="0in" fo:margin-top="0in" fo:margin-bottom="0in" style:contextual-spacing="false" fo:text-indent="0in" style:auto-text-indent="false">
        <style:tab-stops/>
      </style:paragraph-properties>
      <style:text-properties fo:color="#000000" style:font-name="Arial"/>
    </style:style>
    <style:style style:name="P12" style:family="paragraph" style:parent-style-name="Text_20_body">
      <style:paragraph-properties fo:margin-left="0.2602in" fo:margin-right="0in" fo:margin-top="0.1563in" fo:margin-bottom="0in" style:contextual-spacing="false" fo:text-indent="0in" style:auto-text-indent="false">
        <style:tab-stops/>
      </style:paragraph-properties>
      <style:text-properties fo:color="#000000" style:font-name="Arial" fo:language="es" fo:country="VE"/>
    </style:style>
    <style:style style:name="P13" style:family="paragraph" style:parent-style-name="Text_20_body">
      <style:paragraph-properties fo:margin-left="0.2602in" fo:margin-right="0in" fo:margin-top="0.1563in" fo:margin-bottom="0in" style:contextual-spacing="false" fo:text-indent="0in" style:auto-text-indent="false">
        <style:tab-stops/>
      </style:paragraph-properties>
      <style:text-properties fo:color="#000000" style:font-name="Arial"/>
    </style:style>
    <style:style style:name="P14" style:family="paragraph" style:parent-style-name="Text_20_body">
      <style:paragraph-properties fo:margin-top="0.1563in" fo:margin-bottom="0in" style:contextual-spacing="false"/>
    </style:style>
    <style:style style:name="P15" style:family="paragraph" style:parent-style-name="Text_20_body">
      <style:paragraph-properties fo:margin-top="0.1563in" fo:margin-bottom="0in" style:contextual-spacing="false"/>
      <style:text-properties fo:color="#000000" style:font-name="Arial"/>
    </style:style>
    <style:style style:name="P16" style:family="paragraph" style:parent-style-name="Text_20_body">
      <style:paragraph-properties fo:margin-top="0.1563in" fo:margin-bottom="0in" style:contextual-spacing="false"/>
      <style:text-properties fo:color="#000000" style:font-name="Arial" fo:language="es" fo:country="VE"/>
    </style:style>
    <style:style style:name="P17" style:family="paragraph" style:parent-style-name="Text_20_body">
      <style:paragraph-properties fo:margin-top="0.1563in" fo:margin-bottom="0in" style:contextual-spacing="false"/>
      <style:text-properties style:font-name="Arial"/>
    </style:style>
    <style:style style:name="P18" style:family="paragraph" style:parent-style-name="Text_20_body">
      <style:paragraph-properties fo:margin-top="0.1563in" fo:margin-bottom="0in" style:contextual-spacing="false"/>
      <style:text-properties style:font-name="Arial" fo:language="es" fo:country="VE"/>
    </style:style>
    <style:style style:name="P19" style:family="paragraph" style:parent-style-name="Standard" style:master-page-name="MP0">
      <style:paragraph-properties fo:text-align="center" style:justify-single-word="false" style:page-number="auto" fo:break-before="page"/>
      <style:text-properties fo:color="#000000" style:font-name="Arial" fo:font-size="14pt" fo:language="es" fo:country="VE"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20" style:family="paragraph" style:parent-style-name="Título_20_2">
      <style:text-properties fo:color="#000000" style:font-name="Arial" fo:font-size="12pt" fo:letter-spacing="-0.0102in" fo:language="es" fo:country="VE" fo:font-weight="normal" style:font-size-asian="12pt" style:font-weight-asian="normal" style:font-size-complex="12pt" style:font-weight-complex="normal"/>
    </style:style>
    <style:style style:name="P21" style:family="paragraph" style:parent-style-name="Título_20_2">
      <style:text-properties fo:color="#000000" style:font-name="Arial" fo:font-size="12pt" fo:letter-spacing="-0.0102in" fo:font-weight="normal" style:font-size-asian="12pt" style:font-weight-asian="normal" style:font-size-complex="12pt" style:font-weight-complex="normal"/>
    </style:style>
    <style:style style:name="P22" style:family="paragraph" style:parent-style-name="Título_20_5">
      <style:text-properties fo:color="#000000" style:font-name="Arial" fo:font-size="12pt" fo:letter-spacing="-0.0102in" fo:language="es" fo:country="VE" fo:font-weight="normal" style:font-size-asian="12pt" style:font-weight-asian="normal" style:font-size-complex="12pt" style:font-weight-complex="normal"/>
    </style:style>
    <style:style style:name="P23" style:family="paragraph" style:parent-style-name="Título_20_5">
      <style:text-properties fo:color="#000000" style:font-name="Arial" fo:font-size="12pt" fo:letter-spacing="-0.0102in" fo:font-weight="normal" style:font-size-asian="12pt" style:font-weight-asian="normal" style:font-size-complex="12pt" style:font-weight-complex="normal"/>
    </style:style>
    <style:style style:name="P24" style:family="paragraph" style:parent-style-name="Título_20_3">
      <style:text-properties fo:language="es" fo:country="VE"/>
    </style:style>
    <style:style style:name="T1" style:family="text">
      <style:text-properties fo:color="#000000" style:font-name="Arial"/>
    </style:style>
    <style:style style:name="T2" style:family="text">
      <style:text-properties fo:color="#000000" style:font-name="Arial" fo:font-size="12pt" fo:letter-spacing="-0.0102in" fo:language="es" fo:country="VE" fo:font-weight="normal" style:font-size-asian="12pt" style:font-weight-asian="normal" style:font-size-complex="12pt" style:font-weight-complex="normal"/>
    </style:style>
    <style:style style:name="T3" style:family="text">
      <style:text-properties fo:color="#000000" style:font-name="Arial" fo:font-size="12pt" fo:letter-spacing="-0.0102in" fo:font-weight="normal" style:font-size-asian="12pt" style:font-weight-asian="normal" style:font-size-complex="12pt" style:font-weight-complex="normal"/>
    </style:style>
    <style:style style:name="T4" style:family="text">
      <style:text-properties fo:color="#000000" style:font-name="Arial" fo:language="es" fo:country="ES"/>
    </style:style>
    <style:style style:name="T5" style:family="text">
      <style:text-properties fo:color="#000000" style:font-name="Arial" fo:language="es" fo:country="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astellano</text:p>
      <text:p text:style-name="P2">LA FIRMA</text:p>
      <text:p text:style-name="P2"/>
      <text:h text:style-name="P20" text:outline-level="2">MIAPatents tu gestor de IP</text:h>
      <text:p text:style-name="P8">Manuel Illescas Asociados (MIAPatents) es una firma de propiedad industrial que ofrece a sus clientes un asesoramiento integral, individualizado y personal. Prestamos especial atención a las patentes de los sectores biotecnológico, farmacéutico, químico, biomédico, energético, medioambiental e informático (protección software-hardware).</text:p>
      <text:p text:style-name="P9">La empresa cuenta con dos sedes: en Madrid y en Bilbao. Su mayor activo radica en la combinación de la alta cualificación técnica y la experiencia técnico-legal de sus asociados, liderados por Manuel Illescas, agente europeo de patentes y socio director de la firma, que ha desarrollado una dilatada carrera profesional de más de 30 años en el ámbito de la propiedad industrial, en los sectores público y privado.</text:p>
      <text:p text:style-name="P9">MIAPatents es una firma involucrada con los proyectos y los problemas de sus clientes, capaz de ofrecer un asesoramiento, a nivel mundial, en materia de propiedad industrial, con una gestión centralizada en la que priman criterios tales como: profesionalidad, especialización técnica, capacidades lingüísticas, fiabilidad y agilidad de plazos.</text:p>
      <text:p text:style-name="P9">Los proyectos de los clientes se gestionan por un asociado, adscrito al mismo en función de su especialización técnica, siguiendo siempre una estrategia de gestión donde prima la racionalización del trabajo y de los recursos, así como la alta calidad en el servicio.</text:p>
      <text:p text:style-name="P2"/>
      <text:p text:style-name="P2">Manuel Illescas</text:p>
      <text:p text:style-name="P2"/>
      <text:h text:style-name="P22" text:outline-level="5">SOCIO DIRECTOR</text:h>
      <text:p text:style-name="P10">Doctor en Bioquímica. Universidad Complutense, Madrid (1992).</text:p>
      <text:p text:style-name="P12">Máster en Ingeniería Ambiental. E.O.I., Madrid (1992).</text:p>
      <text:p text:style-name="P12">Agente Español de la Propiedad Industrial, autorizado a actuar ante la OEPM y la OAMI, desde 1998.</text:p>
      <text:p text:style-name="P12">Agente Europeo de Patentes, desde 2007.</text:p>
      <text:p text:style-name="P12"/>
      <text:p text:style-name="P8">Inicia su carrera profesional en el mundo de la investigación biomédica recibiendo diversas becas para la realización de su tesis doctoral.</text:p>
      <text:p text:style-name="P16">Accede por oposición al cuerpo de titulados superiores de la Oficina Española de Patentes y Marcas (OEPM) en la que ejerce durante 8 años de examinador.</text:p>
      <text:p text:style-name="P16">En 1993 se incorpora la firma Elzaburu, empresa que deja en 2007, como socio senior. En esa fecha funda González-Bueno &amp; Illescas, que en 2013 pasa a ser la actual MIAPatents.</text:p>
      <text:p text:style-name="P16">Es ponente habitual en seminarios y cursos sobre propiedad industrial e innovación y, en <text:soft-page-break/>la actualidad, a su experiencia en el mundo de la propiedad industrial, ha unido su inquietud por los proyectos de investigación en el sector de la biotecnología, mediante la participación como accionista y consejero en diversas compañías de capital-semilla: Inverbio (2005) y Cross Road Biotech (2007); así como director científico de otras (SJT Molecular Research, 2013).</text:p>
      <text:p text:style-name="P16">Es miembro de diversas organizaciones y asociaciones: Colegio Oficial de Agentes de la Propiedad Industrial de España; Colegio Oficial de Biólogos de España; AIPPI; FICPI; AGESORPI; AIPLA y EPI.</text:p>
      <text:p text:style-name="P2"/>
      <text:h text:style-name="Título_20_3" text:outline-level="3"><text:a xlink:type="simple" xlink:href="http://miapatents.com/firma.php?lang=es#" office:target-frame-name="_top" xlink:show="replace"><text:span text:style-name="Fuente_20_de_20_párrafo_20_predeter."><text:span text:style-name="T2">Gwion Harfoot</text:span></text:span></text:a></text:h>
      <text:h text:style-name="P22" text:outline-level="5">ASOCIADO</text:h>
      <text:p text:style-name="P12">Doctor en Química, Australian National University, Canberra, Australia (2004).</text:p>
      <text:p text:style-name="P12">Licenciado en Ciencia Químicas. University of Waikato, Hamilton, Nueva Zelanda (2000).</text:p>
      <text:p text:style-name="P16">Se incorporó a MIAPatents en 2012 donde se ha especializado en el área de invenciones químico-farmacéuticas, donde su actividad se centra en la redacción de patentes, informes de patentabilidad, estudios de infracción y libertad de operación, y tramitación de solicitudes ante la Oficina Española de Patentes y Marcas (OEPM), la Oficina Europea de Patentes, la Organización Mundial de la Propiedad Industrial (OMPI), así como ante distintas oficinas de patentes en el extranjero.</text:p>
      <text:p text:style-name="P16">Comenzó su formación en la propiedad intelectual en una firma Alemana con sede en Munich, tras una beca posdoctoral: “Alexander von Humboldt” en la RWTH Aachen University en Aquisgrán, Alemania. Se doctoró en la Australian National University en Canberra, Australia, tras licenciarse en la University of Waikato en Hamilton, Nueva Zelanda. Es autor de publicaciones en varias revistas científicas de alto impacto y ha presentado sus trabajos en distintos congresos internacionales.</text:p>
      <text:p text:style-name="P2"/>
      <text:h text:style-name="Título_20_3" text:outline-level="3"><text:a xlink:type="simple" xlink:href="http://miapatents.com/firma.php?lang=es#" office:target-frame-name="_top" xlink:show="replace"><text:span text:style-name="Fuente_20_de_20_párrafo_20_predeter."><text:span text:style-name="T2">Juan de Justo</text:span></text:span></text:a></text:h>
      <text:h text:style-name="P22" text:outline-level="5">ASOCIADO</text:h>
      <text:p text:style-name="P10">Licenciado en Ciencias Físicas. Universidad Autónoma, Madrid (1999).</text:p>
      <text:p text:style-name="P12">Audio Engineering Degree (primer ciclo). Middlesex University, Londres (2002).</text:p>
      <text:p text:style-name="P16">Juan De Justo se inicia en el campo de la propiedad industrial en la última etapa de sus estudios universitarios. Posteriormente se incorpora a la compañía Jacobacci &amp; Partners, para la que trabaja durante casi 10 años y donde adquiere una amplia experiencia en propiedad industrial, especializándose en invenciones pertenecientes al campo de energías alternativas, de electrónica y de mecánica.</text:p>
      <text:p text:style-name="P8">En 2010 se convierte en socio de la firma para la que venía trabajando y en el año 2011 pasa a ser perito judicial del Colegio Oficial de Físicos, especialista en propiedad <text:soft-page-break/>industrial.</text:p>
      <text:p text:style-name="P16">Antes de incorporarse a MIAPatents ejerce durante un breve periodo de tiempo como consultor técnico freelance de propiedad industrial.</text:p>
      <text:p text:style-name="P16">En su puesto actual asesora y gestiona la propiedad industrial de empresas, universidades y diferentes grupos de investigación, estudiando la patentabilidad de sus proyectos, redactando memorias de patente, realizando dictámenes de infracción (FTO, Freedom to Operate) y tramitando solicitudes de patente, tanto ante la Oficina Española de Patentes y Marcas (OEPM), la Oficina Europea de Patentes y la Organización Mundial de la Propiedad Industrial (OMPI), como ante distintas oficinas de patentes en el extranjero.</text:p>
      <text:p text:style-name="P16">Es miembro del Colegio Oficial de Físicos de España y actúa como perito judicial del Colegio Oficial de Físicos, especializado en propiedad industrial.</text:p>
      <text:h text:style-name="Título_20_3" text:outline-level="3"><text:a xlink:type="simple" xlink:href="http://miapatents.com/firma.php?lang=es#" office:target-frame-name="_top" xlink:show="replace"><text:span text:style-name="Fuente_20_de_20_párrafo_20_predeter."><text:span text:style-name="T2">Lorena Vega</text:span></text:span></text:a></text:h>
      <text:p text:style-name="P2"/>
      <text:h text:style-name="P22" text:outline-level="5">ASOCIADO</text:h>
      <text:p text:style-name="P10">Licenciada en Bioquímica, Universidad de Salamanca (2003).</text:p>
      <text:p text:style-name="P12">Diploma de Estudios Avanzados (DEA) en Microbiología y Genética Moleculares, Universidad de Salamanca (2007).</text:p>
      <text:p text:style-name="P12">Doctora en Bioquímica, Instituto de Biología Funcional y Genómica (IBFG), CSIC / Universidad de Salamanca (2010).</text:p>
      <text:p text:style-name="P12">Executive Master en Innovación. Escuela de Organización Industrial (EOI Business School), Madrid (2013).</text:p>
      <text:p text:style-name="P8">Lorena Vega inicia su actividad profesional como investigadora en el IBFG, centro mixto CSIC / Universidad de Salamanca, donde lleva a cabo su doctorado, y posteriormente en el Hospital Universitario de Cruces, en Vizcaya.</text:p>
      <text:p text:style-name="P16">En 2012 se incorpora a VLPbio The Vaccines Company, donde trabaja como responsable del laboratorio de I+D y del departamento de IP, gestionando la cartera de patentes de la compañía y realizando informes de vigilancia tecnológica.</text:p>
      <text:p text:style-name="P16">Desde 2014 forma parte de MIAPatents donde realiza estudios de patentabilidad, redacción y tramitación de patentes y estudios de infracción (FTO, Freedom to Operate).</text:p>
      <text:p text:style-name="P16">Ha publicado en revistas científicas tales como J. Biochemical Chemistry y Mol. Microbiology, entre otras, y ha presentado sus trabajos en distintos congresos internacionales.</text:p>
      <text:p text:style-name="P16"/>
      <text:p text:style-name="P4"/>
      <text:p text:style-name="P4"><text:soft-page-break/></text:p>
      <text:p text:style-name="P6">Inglés</text:p>
      <text:p text:style-name="P5"/>
      <text:p text:style-name="P3"/>
      <text:h text:style-name="P21" text:outline-level="2">MIAPatents your IP manager</text:h>
      <text:p text:style-name="P7">Manuel Illescas Asociados (MIAPatents) is an industrial property firm that offers its clients comprehensive, personalized and customized advice. We pay special attention to patents of biotechnology, pharmaceutical, chemical, biomedical, energy, environment and information technology sectors (hardware/software protection).</text:p>
      <text:p text:style-name="P7">The company has offices in Madrid and Bilbao. MIAPatents greatest asset is the combination of high technical qualification and the technical-legal expertise of its associates, led by Manuel Illescas, European patent <text:s/>attorney and Managing Partner of the firm, who has developed a long professional career of over 30 years in the field of industrial property, as well in the public as in private sector.</text:p>
      <text:p text:style-name="P7">MIAPatents is a firm that works closely with its clients and is actively involved in their projects and predicaments. It is able to offer advice on a worldwide scale in terms of industrial property, with centralized management that emphasizes criteria such as professionalism, technical expertise, linguistic skills, reliability and agility in meeting deadlines.</text:p>
      <text:p text:style-name="P7">Clients' projects are managed by an associate who is assigned to it according to his/her technical expertise, always following a management strategy in order to streamline labor processes and resources, as well as high quality service.</text:p>
      <text:p text:style-name="P7"/>
      <text:p text:style-name="P1">Manuel Illescas </text:p>
      <text:p text:style-name="P1"/>
      <text:h text:style-name="P23" text:outline-level="5">MANAGING PARTNER</text:h>
      <text:p text:style-name="P11">PhD in Biochemestry. Universidad Complutense, Madrid (1992).</text:p>
      <text:p text:style-name="P13">Master's Degree in Environmental Engineering. E.O.I., Madrid (1992).</text:p>
      <text:p text:style-name="P13">Spanish IP Agent, authorized to appear in front of the SPTO and the OAMI (1998).</text:p>
      <text:p text:style-name="P13">European patent attorney (2007).</text:p>
      <text:p text:style-name="P15">He began his professional career in the world of biomedical research and was granted several scholarships for working on his doctoral thesis.</text:p>
      <text:p text:style-name="P15">He joins the body of SPTO graduates by open examination, where he practices as an examiner for 8 years.</text:p>
      <text:p text:style-name="P17">In 1993 he joined the firm Elzaburu, which he leaves in 2007, as a Senior Partner. It is at that point that Gonzales-Bueno &amp; Illescas is founded, which in 2013 becomes MIAPatents.</text:p>
      <text:p text:style-name="P17"><text:soft-page-break/></text:p>
      <text:p text:style-name="P17">He serves as a regular speaker at seminars and lectures on industrial property and innovation. He has combined his experience in the world of industrial property with his interest in research projects in the field of biotechnology by taking part and engaging as shareholder and advisor in several seed capital companies: Inverbio (2005) and Cross Road Biotech (2007), as well as science director in other companies (SJT Molecular Research, 2013).</text:p>
      <text:p text:style-name="P18">He is a member of several organizations and associations: Colegio Oficial de Agentes de la Propiedad Industrial de España; Colegio Oficial de Biólogos de España; AIPPI; FICPI; AGESORPI; AIPLA y EPI.</text:p>
      <text:p text:style-name="P18"/>
      <text:h text:style-name="Título_20_3" text:outline-level="3"><text:a xlink:type="simple" xlink:href="http://miapatents.com/firma.php?lang=es#" office:target-frame-name="_top" xlink:show="replace"><text:span text:style-name="Fuente_20_de_20_párrafo_20_predeter."><text:span text:style-name="T3">Gwion Harfoot</text:span></text:span></text:a></text:h>
      <text:h text:style-name="P23" text:outline-level="5">PARTNER</text:h>
      <text:p text:style-name="P13">PhD in Chemistry, Australian National University, Canberra, Australia (2004).</text:p>
      <text:p text:style-name="P13">Degree in Chemical Science. University of Waikato, Hamilton, New Zealand (2000).</text:p>
      <text:p text:style-name="P15">He joined MIAPatens in 2012 where he has specialized in inventions of a chemical-pharmaceutical nature. His work includes patent drafting, patentability reports, infringement studies and freedom to operate, as well as submitting applications to the Spanish Patent and Trademark Office (SPTO), the European Patent Office, the World Industrial Property Organization (WOPI), among other patent offices overseas. </text:p>
      <text:p text:style-name="P15">He began his training in IP working in a German firm based in Munich, after getting the post-doctoral fellowship: “Alexander von Humboldt” at the RWTH Aachen University in Aquisgrán, Germany. He received his PhD at the Australian National University in Canberra, Australia, after graduating from the University of Waikato in Hamilton, New Zealand. He is the author of several scientific publications in high impact journals and has presented his work at several international conferences.</text:p>
      <text:h text:style-name="P24" text:outline-level="3"/>
      <text:h text:style-name="Título_20_3" text:outline-level="3"><text:a xlink:type="simple" xlink:href="http://miapatents.com/firma.php?lang=es#" office:target-frame-name="_top" xlink:show="replace"><text:span text:style-name="Fuente_20_de_20_párrafo_20_predeter."><text:span text:style-name="T3">Juan de Justo</text:span></text:span></text:a></text:h>
      <text:h text:style-name="P23" text:outline-level="5">PARTNER</text:h>
      <text:p text:style-name="P11">Degree in Physical Science. Universidad Autónoma, Madrid (1999).</text:p>
      <text:p text:style-name="P13">Audio Engineering Degree (first cycle). Middlesex University, London (2002).</text:p>
      <text:p text:style-name="P7">Juan De Justo began his career in the field of industrial property during the last stage of his university studies. Subsequently, he joins Jacobacci &amp; Partners, where he would work for almost 10 years and where he acquires a vast experience in industrial property, specializing on inventions within the fields of alternative energy, electronics and mechanics. </text:p>
      <text:p text:style-name="P15"><text:soft-page-break/></text:p>
      <text:p text:style-name="P15">In 2010 he made partner of the firm he had been working for and in 2011 he became legal expert of the Colegio Oficial de Físicos, specializing in industrial property.</text:p>
      <text:p text:style-name="P15">Before joining MIAPantents,and for a short period of time he works as a freelance technical advisor on industrial property. </text:p>
      <text:p text:style-name="P15">At his current position he advises and manages businesses’, universities' and research groups' industrial property. He determines the patentability of their projects, drafts patent specifications, provides his assessment on infringement cases (FTO, Freedom to Operate) and processes patent applications, both in the Spanish Patent and Trademark Office (SPTO), the European Patent Office, the World Intellectual Property Organization (WOPI), as well as other foreign patent offices.</text:p>
      <text:p text:style-name="P15">He is a member of the Colegio Oficial de Físicos in Spain where he serves as a legal expert, specialized in industrial property.</text:p>
      <text:p text:style-name="P15"/>
      <text:h text:style-name="Título_20_3" text:outline-level="3"><text:a xlink:type="simple" xlink:href="http://miapatents.com/firma.php?lang=es#" office:target-frame-name="_top" xlink:show="replace"><text:span text:style-name="Fuente_20_de_20_párrafo_20_predeter."><text:span text:style-name="T2">Lorena Vega</text:span></text:span></text:a></text:h>
      <text:p text:style-name="P2"/>
      <text:h text:style-name="P22" text:outline-level="5">PARTNER</text:h>
      <text:p text:style-name="P10">PhD in Biochemistry, Universidad de Salamanca (2003).</text:p>
      <text:p text:style-name="P13">Diploma of advanced studies in microbiology and molecular genetics, Universidad de Salamanca (2007).</text:p>
      <text:p text:style-name="P12">PhD in Biochemistry, Instituto de Biología Funcional y Genómica (IBFG), CSIC / Universidad de Salamanca (2010).</text:p>
      <text:p text:style-name="Text_20_body"><text:span text:style-name="Fuente_20_de_20_párrafo_20_predeter."><text:span text:style-name="T1">Executive Master in Innovation. </text:span></text:span><text:span text:style-name="Fuente_20_de_20_párrafo_20_predeter."><text:span text:style-name="T4">Escuela de Organización Industrial (EOI Business School), Madrid (2013).</text:span></text:span><text:span text:style-name="Fuente_20_de_20_párrafo_20_predeter."><text:span text:style-name="T5"> </text:span></text:span></text:p>
      <text:p text:style-name="P15">Lorena Vega begins her professional career as a researcher at the IBFG, a mixed center of the CSIC / Universidad de Salamanca, where she carried out her PhD, followed by a stint at the Hospital Universitario de Cruces, in Vizcaya.</text:p>
      <text:p text:style-name="P15">In 2012 she joins VLPbio The Vaccines Company, where she was responsible of the R&amp;D lab, as well as the IP department, managing the patent portfolio of the company and drafting technical monitoring reports.</text:p>
      <text:p text:style-name="P15">Since 2014 she is a member of MIAPatents, where she conducts patentability studies, patent drafting and processing and infringement studies (FTO, Freedom to Operate).</text:p>
      <text:p text:style-name="P14"><text:span text:style-name="Fuente_20_de_20_párrafo_20_predeter."><text:span text:style-name="T1">She has published articles in scientific journals such as the J. Biochemical Chemistry and the Mol. Microbiology, among others, and has presented her projects at several international conferenc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2" style:display-name="Título 2" style:family="paragraph" style:parent-style-name="Heading" style:next-style-name="Text_20_body" style:default-outline-level="2">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Título_20_3" style:display-name="Título 3" style:family="paragraph" style:parent-style-name="Heading" style:next-style-name="Text_20_body" style:default-outline-level="3">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Título_20_5" style:display-name="Título 5" style:family="paragraph" style:parent-style-name="Heading" style:next-style-name="Text_20_body" style:default-outline-level="5">
      <style:paragraph-properties fo:margin-top="0.0835in" fo:margin-bottom="0.0417in" style:contextual-spacing="false" fo:hyphenation-ladder-count="no-limit"/>
      <style:text-properties style:font-name="Liberation Serif" fo:font-family="'Liberation Serif'" style:font-family-generic="roman" style:font-pitch="variable"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system" style:font-pitch-complex="variable" style:font-size-complex="8pt"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Gabriela Calderon</meta:initial-creator>
    <dc:creator>Leyla U</dc:creator>
    <meta:creation-date>2015-05-20T11:39:00Z</meta:creation-date>
    <dc:date>2015-05-22T01:42:00Z</dc:date>
    <meta:print-date>2015-05-20T11:09:00Z</meta:print-date>
    <meta:editing-cycles>15</meta:editing-cycles>
    <meta:editing-duration>PT28500S</meta:editing-duration>
    <meta:document-statistic meta:table-count="0" meta:image-count="0" meta:object-count="0" meta:page-count="6" meta:paragraph-count="85" meta:word-count="1945" meta:character-count="13066" meta:non-whitespace-character-count="11200"/>
    <meta:template xlink:type="simple" xlink:actuate="onRequest" xlink:title="" xlink:href="../../../Downloads/Leyla.odt/Normal"/>
  </office:meta>
</office:document-meta>
</file>